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 style:list-style-name="L1">
      <style:text-properties style:text-underline-style="none" officeooo:rsid="000b6823" officeooo:paragraph-rsid="000b6823"/>
    </style:style>
    <style:style style:name="P3" style:family="paragraph" style:parent-style-name="Standard" style:list-style-name="L1">
      <style:text-properties style:text-underline-style="none" officeooo:rsid="000c9df0" officeooo:paragraph-rsid="000c4d1e"/>
    </style:style>
    <style:style style:name="P4" style:family="paragraph" style:parent-style-name="Standard" style:list-style-name="L1">
      <style:text-properties style:text-underline-style="none" officeooo:rsid="000cf3d8" officeooo:paragraph-rsid="000cf3d8"/>
    </style:style>
    <style:style style:name="P5" style:family="paragraph" style:parent-style-name="Standard" style:list-style-name="L1">
      <style:text-properties style:text-underline-style="none" officeooo:rsid="000d7cca" officeooo:paragraph-rsid="000d7cca"/>
    </style:style>
    <style:style style:name="P6" style:family="paragraph" style:parent-style-name="Standard" style:list-style-name="L1">
      <style:text-properties style:text-underline-style="none" officeooo:rsid="000e4451" officeooo:paragraph-rsid="000e44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7297398270052841630" text:style-name="L1">
        <text:list-item>
          <text:p text:style-name="P2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2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3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  <text:list-item>
          <text:p text:style-name="P4">Libro Data Warehousing S. Nagabhushana (reglas de Codd)</text:p>
        </text:list-item>
        <text:list-item>
          <text:p text:style-name="P5"><text:a xlink:type="simple" xlink:href="http://www.gestion.uco.es/gestion/datawarehouse/doc/m_usuario/07000_olap.pdf">http://www.gestion.uco.es/gestion/datawarehouse/doc/m_usuario/07000_olap.pdf</text:a> (nos puede servir para hacer una comparación entre ROLAP y MOLAP)</text:p>
        </text:list-item>
        <text:list-item>
          <text:p text:style-name="P6"><text:a xlink:type="simple" xlink:href="http://blog.databrewery.org/posts/how-to-hierarchies-levels-and-drilling-down.html">http://blog.databrewery.org/posts/how-to-hierarchies-levels-and-drilling-down.html</text:a> (para ver información sobre jerarquía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16T00:26:31.129492685</dc:date>
    <dc:creator>javier </dc:creator>
    <meta:editing-duration>P0D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73" meta:character-count="837" meta:non-whitespace-character-count="777"/>
  </office:meta>
</office:document-meta>
</file>